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fd6d8" officeooo:paragraph-rsid="001fd6d8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text-underline-style="none" fo:font-weight="normal" officeooo:rsid="002581d3" officeooo:paragraph-rsid="002581d3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text-underline-style="none" fo:font-weight="normal" officeooo:rsid="0028e7cc" officeooo:paragraph-rsid="0028e7cc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text-underline-style="none" fo:font-weight="normal" officeooo:rsid="0021b865" officeooo:paragraph-rsid="0021b865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text-underline-style="none" fo:font-weight="normal" officeooo:rsid="002c08fc" officeooo:paragraph-rsid="002c08fc" style:font-weight-asian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officeooo:rsid="00223283"/>
    </style:style>
    <style:style style:name="T3" style:family="text">
      <style:text-properties officeooo:rsid="0025414c"/>
    </style:style>
    <style:style style:name="T4" style:family="text">
      <style:text-properties officeooo:rsid="00299958"/>
    </style:style>
    <style:style style:name="T5" style:family="text">
      <style:text-properties officeooo:rsid="002b0001"/>
    </style:style>
    <style:style style:name="T6" style:family="text">
      <style:text-properties officeooo:rsid="002d513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Simulating Variable Density </text:span>Flows in the Low-Mach Number Limit with Incompact3D</text:p>
      <text:p text:style-name="P1"/>
      <text:p text:style-name="P2">Incompact3D is a widely used <text:span text:style-name="T6">flow solver</text:span> providing highly scalable, high (6<text:span text:style-name="T1">th</text:span>) order <text:span text:style-name="T4">accurate </text:span>capabilities for simulating incompressible <text:span text:style-name="T6">turbulent </text:span>flows, an efficient <text:span text:style-name="T6">spectral</text:span> Poisson solver providing <text:span text:style-name="T6">the divergence-free condition </text:span>up to machine accuracy. <text:span text:style-name="T5">The </text:span>QuasIncompact3D <text:span text:style-name="T5">solver presented in this talk </text:span>is a newly developed solver for the Low Mach Number (LMN) approximation of low speed variable density flows.</text:p>
      <text:p text:style-name="P3">In implementing the LMN approximation equations, two approaches <text:span text:style-name="T6">for</text:span> the Poisson equation are possible: one yielding a constant-coefficient Poisson equation, similar to the incompressible case; and one yielding a variable-coeffici<text:span text:style-name="T6">e</text:span>nt Poisson equation. The variable-coefficient Poisson equation has theoretical advantages, guaranteeing the satisfaction of the LMN approximation equations, however <text:span text:style-name="T6">spectral</text:span> Poisson solvers can only solve constant-coefficient Poisson equations, hence an iterative approach is required. In this work, both constant-coefficient and variable-coefficient Poisson solvers are implemented and a new density interpolation <text:span text:style-name="T6">is </text:span>proposed <text:span text:style-name="T6">to </text:span>improv<text:span text:style-name="T6">e</text:span> convergence rates<text:span text:style-name="T2">, potentially saving significant computational effort.</text:span></text:p>
      <text:p text:style-name="P4">Results for strong and weak scaling tests on both EPCC’s A<text:span text:style-name="T6">RCHER</text:span>, and CINECA’s Marconi machines will be presented alongside investigations of variable-density, low-speed flows: a non-isothermal mixing layer, a <text:span text:style-name="T6">turbulent </text:span>buoyant jet and a non-Boussinesq <text:span text:style-name="T6">gravity current</text:span>.</text:p>
      <text:p text:style-name="P4"/>
      <text:p text:style-name="P4"/>
      <text:p text:style-name="P5">Key words:</text:p>
      <text:p text:style-name="P5"/>
      <text:p text:style-name="P5">Low Mach Number flows</text:p>
      <text:p text:style-name="P5">Poisson Solvers</text:p>
      <text:p text:style-name="P5">High Performance Comput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Zen Hei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Zen Hei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3T12:39:38.637427768</meta:creation-date>
    <dc:date>2018-04-18T08:08:49.103194611</dc:date>
    <meta:editing-duration>PT2H12M7S</meta:editing-duration>
    <meta:editing-cycles>16</meta:editing-cycles>
    <meta:generator>LibreOffice/5.1.6.2$Linux_X86_64 LibreOffice_project/10m0$Build-2</meta:generator>
    <meta:document-statistic meta:table-count="0" meta:image-count="0" meta:object-count="0" meta:page-count="1" meta:paragraph-count="8" meta:word-count="207" meta:character-count="1571" meta:non-whitespace-character-count="1372"/>
  </office:meta>
</office:document-meta>
</file>